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-Bold" svg:font-family="Times-Bold"/>
    <style:font-face style:name="verdana" svg:font-family="verdana, arial, helvetica, sans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text-properties officeooo:paragraph-rsid="001a9b26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font-weight="bold" officeooo:paragraph-rsid="001a9b26" style:font-name-asian="Times New Roman1" style:font-size-asian="14pt" style:language-asian="sk" style:country-asian="SK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officeooo:paragraph-rsid="001a9b26" style:font-name-asian="Times New Roman1" style:font-size-asian="14pt" style:language-asian="sk" style:country-asian="SK" style:font-name-complex="Times New Roman1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style:font-name="Times New Roman" officeooo:paragraph-rsid="001a9b26"/>
    </style:style>
    <style:style style:name="P5" style:family="paragraph" style:parent-style-name="Standard">
      <style:paragraph-properties fo:line-height="100%"/>
      <style:text-properties style:font-name="Times New Roman" officeooo:paragraph-rsid="001a9b26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officeooo:paragraph-rsid="001a9b26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" fo:font-weight="bold" officeooo:paragraph-rsid="001a9b26" style:font-name-asian="Times New Roman1" style:language-asian="sk" style:country-asian="SK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" officeooo:paragraph-rsid="001a9b26" style:font-name-complex="Times-Roman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Times New Roman" officeooo:paragraph-rsid="001a9b26" style:font-name-asian="Times New Roman1" style:language-asian="sk" style:country-asian="SK" style:font-name-complex="Times New Roman1" style:font-size-complex="12pt"/>
    </style:style>
    <style:style style:name="P10" style:family="paragraph" style:parent-style-name="Standard">
      <style:text-properties style:font-name="Times-Roman" officeooo:paragraph-rsid="001a9b26" style:font-name-complex="Times-Roman1" style:font-size-complex="12pt"/>
    </style:style>
    <style:style style:name="P11" style:family="paragraph" style:parent-style-name="Standard">
      <style:paragraph-properties fo:line-height="150%"/>
      <style:text-properties style:font-name="Times-Roman" officeooo:paragraph-rsid="001a9b26" style:font-name-complex="Times-Roman1" style:font-size-complex="12pt"/>
    </style:style>
    <style:style style:name="P12" style:family="paragraph" style:parent-style-name="Standard">
      <style:paragraph-properties fo:line-height="150%"/>
      <style:text-properties style:font-name="Times-Roman" officeooo:paragraph-rsid="001a9b26"/>
    </style:style>
    <style:style style:name="P13" style:family="paragraph" style:parent-style-name="Standard">
      <style:paragraph-properties>
        <style:tab-stops>
          <style:tab-stop style:position="5.9063in" style:type="right"/>
        </style:tab-stops>
      </style:paragraph-properties>
      <style:text-properties style:font-name="Times-Bold" officeooo:paragraph-rsid="001a9b26"/>
    </style:style>
    <style:style style:name="P14" style:family="paragraph" style:parent-style-name="Text_20_body">
      <style:text-properties fo:font-size="12pt" officeooo:paragraph-rsid="001ac2a6" style:font-size-asian="12pt" style:font-size-complex="12pt"/>
    </style:style>
    <style:style style:name="P15" style:family="paragraph" style:parent-style-name="Text_20_body">
      <style:text-properties officeooo:rsid="001f2be4" officeooo:paragraph-rsid="001f2be4"/>
    </style:style>
    <style:style style:name="P16" style:family="paragraph" style:parent-style-name="Text_20_body">
      <style:text-properties fo:font-variant="normal" fo:text-transform="none" fo:color="#000000" style:font-name="verdana" fo:font-size="12pt" fo:letter-spacing="normal" fo:font-style="normal" fo:font-weight="normal" officeooo:paragraph-rsid="001ac2a6" style:font-size-asian="12pt" style:font-size-complex="12pt"/>
    </style:style>
    <style:style style:name="P17" style:family="paragraph" style:parent-style-name="Text_20_body">
      <style:text-properties officeooo:paragraph-rsid="0026fcad"/>
    </style:style>
    <style:style style:name="P18" style:family="paragraph" style:parent-style-name="TitListHlavicka">
      <style:text-properties style:font-name="Times New Roman" officeooo:paragraph-rsid="001a9b26"/>
    </style:style>
    <style:style style:name="P19" style:family="paragraph" style:parent-style-name="Názov_20_diplomovej_20_práce">
      <style:text-properties fo:font-variant="normal" fo:text-transform="none" fo:color="#000000" style:font-name="Times New Roman" fo:font-size="16pt" fo:letter-spacing="normal" fo:font-style="normal" fo:font-weight="bold" officeooo:paragraph-rsid="001a9b26" style:font-size-asian="16pt" style:font-weight-asian="bold" style:font-size-complex="16pt" style:font-weight-complex="bold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text-properties style:font-name="Times New Roman" officeooo:rsid="00235297" officeooo:paragraph-rsid="00214a6e"/>
    </style:style>
    <style:style style:name="P22" style:family="paragraph" style:parent-style-name="Text_20_body">
      <style:text-properties style:font-name="Times New Roman" officeooo:rsid="0024134f" officeooo:paragraph-rsid="0024134f"/>
    </style:style>
    <style:style style:name="P23" style:family="paragraph" style:parent-style-name="Text_20_body">
      <style:text-properties style:font-name="Times New Roman" officeooo:rsid="0024b201"/>
    </style:style>
    <style:style style:name="P24" style:family="paragraph" style:parent-style-name="Text_20_body">
      <style:text-properties style:font-name="Times New Roman" officeooo:rsid="0024b201" officeooo:paragraph-rsid="0024b201"/>
    </style:style>
    <style:style style:name="P25" style:family="paragraph" style:parent-style-name="Text_20_body">
      <style:text-properties style:font-name="Times New Roman" officeooo:rsid="002a5305" officeooo:paragraph-rsid="002a5305"/>
    </style:style>
    <style:style style:name="P26" style:family="paragraph" style:parent-style-name="Text_20_body">
      <style:text-properties style:font-name="Times New Roman" officeooo:rsid="002aa649" officeooo:paragraph-rsid="002aa649"/>
    </style:style>
    <style:style style:name="P27" style:family="paragraph" style:parent-style-name="Text_20_body">
      <style:text-properties style:font-name="Times New Roman" officeooo:rsid="002af46c" officeooo:paragraph-rsid="002af46c"/>
    </style:style>
    <style:style style:name="P28" style:family="paragraph" style:parent-style-name="Text_20_body">
      <style:text-properties officeooo:paragraph-rsid="002dbda9"/>
    </style:style>
    <style:style style:name="P29" style:family="paragraph" style:parent-style-name="TitListHlavicka" style:master-page-name="Converted1">
      <style:paragraph-properties style:page-number="auto"/>
      <style:text-properties style:font-name="Times New Roman" officeooo:paragraph-rsid="001a9b26"/>
    </style:style>
    <style:style style:name="P30" style:family="paragraph" style:parent-style-name="Heading_20_1">
      <style:text-properties officeooo:rsid="001ac2a6" officeooo:paragraph-rsid="001ac2a6"/>
    </style:style>
    <style:style style:name="P31" style:family="paragraph" style:parent-style-name="Heading_20_1">
      <style:text-properties officeooo:rsid="001f2be4" officeooo:paragraph-rsid="001f2be4"/>
    </style:style>
    <style:style style:name="P32" style:family="paragraph" style:parent-style-name="Heading_20_1">
      <style:text-properties style:font-name="Times New Roman"/>
    </style:style>
    <style:style style:name="P33" style:family="paragraph" style:parent-style-name="Heading_20_1">
      <style:text-properties style:font-name="Times New Roman" officeooo:rsid="00214a6e" officeooo:paragraph-rsid="00214a6e"/>
    </style:style>
    <style:style style:name="P34" style:family="paragraph" style:parent-style-name="Heading_20_1">
      <style:text-properties style:font-name="Times New Roman" officeooo:rsid="0028cacd" officeooo:paragraph-rsid="0028cacd"/>
    </style:style>
    <style:style style:name="P35" style:family="paragraph" style:parent-style-name="Heading_20_1">
      <style:text-properties style:font-name="Times New Roman" officeooo:rsid="002aa649" officeooo:paragraph-rsid="002aa649"/>
    </style:style>
    <style:style style:name="P36" style:family="paragraph" style:parent-style-name="Heading_20_1">
      <style:text-properties style:font-name="Times New Roman" officeooo:rsid="002af46c" officeooo:paragraph-rsid="002af46c"/>
    </style:style>
    <style:style style:name="P37" style:family="paragraph" style:parent-style-name="Heading_20_1">
      <style:text-properties style:font-name="Times New Roman" officeooo:rsid="0026fcad" officeooo:paragraph-rsid="0026fcad"/>
    </style:style>
    <style:style style:name="P38" style:family="paragraph" style:parent-style-name="Heading_20_2">
      <style:text-properties style:font-name="Times New Roman"/>
    </style:style>
    <style:style style:name="P39" style:family="paragraph" style:parent-style-name="Heading_20_2">
      <style:text-properties style:font-name="Times New Roman" officeooo:rsid="002a5305" officeooo:paragraph-rsid="002a5305"/>
    </style:style>
    <style:style style:name="P40" style:family="paragraph" style:parent-style-name="Heading_20_2">
      <style:text-properties style:font-name="Times New Roman" officeooo:rsid="002aa649" officeooo:paragraph-rsid="002aa649"/>
    </style:style>
    <style:style style:name="P41" style:family="paragraph" style:parent-style-name="Heading_20_2">
      <style:text-properties officeooo:paragraph-rsid="002dbda9"/>
    </style:style>
    <style:style style:name="P42" style:family="paragraph" style:parent-style-name="Heading_20_2">
      <style:text-properties officeooo:rsid="002dbda9" officeooo:paragraph-rsid="002dbda9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Heading_20_3">
      <style:text-properties style:font-name="Times New Roman"/>
    </style:style>
    <style:style style:name="P45" style:family="paragraph" style:parent-style-name="Heading_20_3">
      <style:text-properties style:font-name="Times New Roman" officeooo:rsid="0024134f" officeooo:paragraph-rsid="0024134f"/>
    </style:style>
    <style:style style:name="P46" style:family="paragraph" style:parent-style-name="Heading_20_3">
      <style:text-properties style:font-name="Times New Roman" officeooo:rsid="0024b201" officeooo:paragraph-rsid="0024b201"/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-asian="Times New Roman1" style:language-asian="sk" style:country-asian="SK" style:font-name-complex="Times New Roman1" style:font-size-complex="12pt"/>
    </style:style>
    <style:style style:name="T2" style:family="text">
      <style:text-properties officeooo:rsid="001a9b26" style:font-name-asian="Times New Roman1" style:language-asian="sk" style:country-asian="SK" style:font-name-complex="Times New Roman1" style:font-size-complex="12pt"/>
    </style:style>
    <style:style style:name="T3" style:family="text">
      <style:text-properties fo:font-variant="normal" fo:text-transform="none" fo:color="#000000" style:font-name="verdana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name-complex="Times-Roman1" style:font-size-complex="12pt" style:font-weight-complex="normal"/>
    </style:style>
    <style:style style:name="T5" style:family="text">
      <style:text-properties style:font-name-complex="Times-Roman1" style:font-size-complex="12pt"/>
    </style:style>
    <style:style style:name="T6" style:family="text">
      <style:text-properties style:font-name-complex="Calibri" style:font-size-complex="12pt"/>
    </style:style>
    <style:style style:name="T7" style:family="text">
      <style:text-properties fo:font-size="14pt" fo:font-weight="bold" style:font-size-asian="14pt" style:font-weight-asian="bold" style:font-name-complex="Times-Bold1" style:font-size-complex="14pt" style:font-weight-complex="bold"/>
    </style:style>
    <style:style style:name="T8" style:family="text">
      <style:text-properties fo:font-size="14pt" fo:font-weight="bold" officeooo:rsid="001a9b26" style:font-size-asian="14pt" style:font-weight-asian="bold" style:font-name-complex="Times-Bold1" style:font-size-complex="14pt" style:font-weight-complex="bold"/>
    </style:style>
    <style:style style:name="T9" style:family="text">
      <style:text-properties officeooo:rsid="00235297"/>
    </style:style>
    <style:style style:name="T10" style:family="text">
      <style:text-properties officeooo:rsid="0024b201"/>
    </style:style>
    <style:style style:name="T11" style:family="text">
      <style:text-properties officeooo:rsid="002e854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LOVENSKÁ TECHNICKÁ UNIVERZITA V BRATISLAVE</text:p>
      <text:p text:style-name="P18">FAKULTA ELEKTROTECHNIKY A INFORMATIKY</text:p>
      <text:p text:style-name="P2"/>
      <text:p text:style-name="P3"/>
      <text:p text:style-name="P3"/>
      <text:p text:style-name="P4"><text:span text:style-name="T1">Evidenčné číslo: FEI-</text:span><text:span text:style-name="T2">100863-8790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Metódy určovania najlepšieho nasledujúceho pohľadu priemyselného robota v procese mapovania neznámeho prostredia</text:p>
      <text:p text:style-name="P5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5">Študijný program:<text:tab/><text:tab/><text:tab/></text:span><text:span text:style-name="T6">R</text:span><text:span text:style-name="T5">obotika a kybernetika</text:span></text:p>
      <text:p text:style-name="P12"><text:span text:style-name="T5">Študijný odbor:<text:tab/><text:tab/><text:tab/><text:tab/></text:span><text:span text:style-name="T6">k</text:span><text:span text:style-name="T5">ybernetika</text:span></text:p>
      <text:p text:style-name="P11">Školiace pracovisko:<text:tab/><text:tab/><text:tab/>Ústav robotiky a kybernetiky</text:p>
      <text:p text:style-name="P12"><text:span text:style-name="T5">Vedúci záverečnej práce/školiteľ:<text:tab/></text:span><text:span text:style-name="T4">Ing. Michal Dobiš</text:span></text:p>
      <text:p text:style-name="P10"/>
      <text:p text:style-name="P9"/>
      <text:p text:style-name="P9"/>
      <text:p text:style-name="P2"/>
      <text:p text:style-name="P2"/>
      <text:p text:style-name="P8"/>
      <text:p text:style-name="P13"><text:span text:style-name="T7">Bratislava 2021<text:tab/></text:span><text:span text:style-name="T8">Artur Shults</text:span></text:p>
      <text:p text:style-name="P1"/>
      <text:p text:style-name="P1"><text:soft-page-break/></text:p>
      <text:p text:style-name="P1"/>
      <text:h text:style-name="P30" text:outline-level="1"><text:bookmark-start text:name="__RefHeading___Toc1602_4134007645"/>Zadanie:<text:bookmark-end text:name="__RefHeading___Toc1602_4134007645"/></text:h>
      <text:p text:style-name="P14"><text:span text:style-name="T3">Aplikácie autonómnej navigácie priemyselného robota využívajú existujúcu mapu prostredia (lokálnu alebo globálnu). Mapa prostredia môže byť vytvorená aj počas samotnej navigácie. V tomto prípade môžu existovať požiadavky o zmapovanie neznámeho prostredia. Aby takáto činnosť bola čo najefektívnejšia a najrýchlejšia, je dôležité minimalizovať počet presunov robota. Touto problematikou sa zaoberajú metódy o určení najlepšieho nasledujúceho pohľadu robota, zvyčajne označovaných aj ako View Planning. Cieľom tejto práce je naštudovať problematiku o určení nasledujúceho najlepšieho pohľadu na scénu s robotom a zanalyzovať dostupné algoritmy so zameraním na optimalizáciu počtu polôh robota pri mapovaní prostredia. Výsledky je potrebné overiť simulačne aspoň na jednom vybranom algoritme. Ako simulačné prostredie je odporučené použiť <text:s/>ROS Gazebo.</text:span><text:line-break/><text:line-break/><text:span text:style-name="T3">Úlohy:</text:span><text:line-break/><text:span text:style-name="T3">1. Oboznámte sa s problematikou o určovaní najlepšieho nasledujúceho pohľadu (View Planning) robota v 3D priestore.</text:span><text:line-break/><text:span text:style-name="T3">2. Analyzujte dostupné algoritmy View Planning so zameraním na optimalizáciu počtu polôh robota.</text:span><text:line-break/><text:span text:style-name="T3">3. Oboznámte sa so simulačným prostredím.</text:span><text:line-break/><text:span text:style-name="T3">4. Aspoň jednu vybranú metódu overte simulačne.</text:span><text:line-break/><text:span text:style-name="T3">5. Spracujte a vyhodnoťte výsledky.</text:span><text:line-break/><text:span text:style-name="T3">6. Vypracujte dokumentáciu k dosiahnutým výsledkom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3"><text:a xlink:type="simple" xlink:href="#__RefHeading___Toc1602_4134007645" text:style-name="Index_20_Link" text:visited-style-name="Index_20_Link">Zadanie:<text:tab/>2</text:a></text:p>
          <text:p text:style-name="P43"><text:a xlink:type="simple" xlink:href="#__RefHeading___Toc1854_4134007645" text:style-name="Index_20_Link" text:visited-style-name="Index_20_Link">Úvod<text:tab/>5</text:a></text:p>
          <text:p text:style-name="P43"><text:a xlink:type="simple" xlink:href="#__RefHeading___Toc432_3585775799" text:style-name="Index_20_Link" text:visited-style-name="Index_20_Link">1 Problematika určovania najlepšieho nasledujúceho pohľadu (View Planning)<text:tab/>5</text:a></text:p>
          <text:p text:style-name="P47"><text:a xlink:type="simple" xlink:href="#__RefHeading___Toc1159_590617993" text:style-name="Index_20_Link" text:visited-style-name="Index_20_Link">1.1 Reprezentácia prostredia<text:tab/>5</text:a></text:p>
          <text:p text:style-name="P47"><text:a xlink:type="simple" xlink:href="#__RefHeading___Toc1161_590617993" text:style-name="Index_20_Link" text:visited-style-name="Index_20_Link">1.2 Opis robotickeho manipulatora<text:tab/>5</text:a></text:p>
          <text:p text:style-name="P47"><text:a xlink:type="simple" xlink:href="#__RefHeading___Toc1163_590617993" text:style-name="Index_20_Link" text:visited-style-name="Index_20_Link">1.2 Hlbkova kamera<text:tab/>5</text:a></text:p>
          <text:p text:style-name="P43"><text:a xlink:type="simple" xlink:href="#__RefHeading___Toc540_3585775799" text:style-name="Index_20_Link" text:visited-style-name="Index_20_Link">2 Analyza dostupnyh algoritmov View Planning<text:tab/>6</text:a></text:p>
          <text:p text:style-name="P47"><text:a xlink:type="simple" xlink:href="#__RefHeading___Toc542_3585775799" text:style-name="Index_20_Link" text:visited-style-name="Index_20_Link">2.1 MODEL-BASED VIEW PLANNING<text:tab/>6</text:a></text:p>
          <text:p text:style-name="P48"><text:a xlink:type="simple" xlink:href="#__RefHeading___Toc544_3585775799" text:style-name="Index_20_Link" text:visited-style-name="Index_20_Link">2.1.1 Set Theory Methods<text:tab/>6</text:a></text:p>
          <text:p text:style-name="P48"><text:a xlink:type="simple" xlink:href="#__RefHeading___Toc546_3585775799" text:style-name="Index_20_Link" text:visited-style-name="Index_20_Link">2.1.2 Graph Theory Methods<text:tab/>6</text:a></text:p>
          <text:p text:style-name="P48"><text:a xlink:type="simple" xlink:href="#__RefHeading___Toc548_3585775799" text:style-name="Index_20_Link" text:visited-style-name="Index_20_Link">2.1.3 Computational Geometry Methods<text:tab/>6</text:a></text:p>
          <text:p text:style-name="P47"><text:a xlink:type="simple" xlink:href="#__RefHeading___Toc550_3585775799" text:style-name="Index_20_Link" text:visited-style-name="Index_20_Link">2.2 NON-MODEL-BASED VIEW PLANNING<text:tab/>6</text:a></text:p>
          <text:p text:style-name="P48"><text:a xlink:type="simple" xlink:href="#__RefHeading___Toc552_3585775799" text:style-name="Index_20_Link" text:visited-style-name="Index_20_Link">2.2.1 Surface-Based Methods<text:tab/>6</text:a></text:p>
          <text:p text:style-name="P48"><text:a xlink:type="simple" xlink:href="#__RefHeading___Toc554_3585775799" text:style-name="Index_20_Link" text:visited-style-name="Index_20_Link">2.2.2 Volumetric Methods<text:tab/>6</text:a></text:p>
          <text:p text:style-name="P48"><text:a xlink:type="simple" xlink:href="#__RefHeading___Toc556_3585775799" text:style-name="Index_20_Link" text:visited-style-name="Index_20_Link">2.2.3 Global View Planning Methods<text:tab/>6</text:a></text:p>
          <text:p text:style-name="P43"><text:a xlink:type="simple" xlink:href="#__RefHeading___Toc563_3585775799" text:style-name="Index_20_Link" text:visited-style-name="Index_20_Link">3 Simulačné prostredie<text:tab/>6</text:a></text:p>
          <text:p text:style-name="P47"><text:a xlink:type="simple" xlink:href="#__RefHeading___Toc565_3585775799" text:style-name="Index_20_Link" text:visited-style-name="Index_20_Link">3.1 ROS<text:tab/>6</text:a></text:p>
          <text:p text:style-name="P47"><text:a xlink:type="simple" xlink:href="#__RefHeading___Toc567_3585775799" text:style-name="Index_20_Link" text:visited-style-name="Index_20_Link">3.2 Gazebo<text:tab/>6</text:a></text:p>
          <text:p text:style-name="P47"><text:a xlink:type="simple" xlink:href="#__RefHeading___Toc569_3585775799" text:style-name="Index_20_Link" text:visited-style-name="Index_20_Link">3.3 MoveIt<text:tab/>6</text:a></text:p>
          <text:p text:style-name="P43"><text:a xlink:type="simple" xlink:href="#__RefHeading___Toc572_3585775799" text:style-name="Index_20_Link" text:visited-style-name="Index_20_Link">4 Simulacia vybranych metod<text:tab/>6</text:a></text:p>
          <text:p text:style-name="P47"><text:a xlink:type="simple" xlink:href="#__RefHeading___Toc574_3585775799" text:style-name="Index_20_Link" text:visited-style-name="Index_20_Link">4.1 Metoda 1<text:tab/>7</text:a></text:p>
          <text:p text:style-name="P47"><text:a xlink:type="simple" xlink:href="#__RefHeading___Toc576_3585775799" text:style-name="Index_20_Link" text:visited-style-name="Index_20_Link">4.2 Metoda 2<text:tab/>7</text:a></text:p>
          <text:p text:style-name="P47"><text:a xlink:type="simple" xlink:href="#__RefHeading___Toc578_3585775799" text:style-name="Index_20_Link" text:visited-style-name="Index_20_Link">4.3 Metoda 3<text:tab/>7</text:a></text:p>
          <text:p text:style-name="P43"><text:a xlink:type="simple" xlink:href="#__RefHeading___Toc580_3585775799" text:style-name="Index_20_Link" text:visited-style-name="Index_20_Link">5 Vyhodnotenie výsledkov<text:tab/>7</text:a></text:p>
          <text:p text:style-name="P43"><text:a xlink:type="simple" xlink:href="#__RefHeading___Toc558_3585775799" text:style-name="Index_20_Link" text:visited-style-name="Index_20_Link">Záver<text:tab/>7</text:a></text:p>
          <text:p text:style-name="P43"><text:a xlink:type="simple" xlink:href="#__RefHeading___Toc560_3585775799" text:style-name="Index_20_Link" text:visited-style-name="Index_20_Link">Použitá literatúra<text:tab/>7</text:a></text:p>
        </text:index-body>
      </text:table-of-content>
      <text:p text:style-name="P16"/>
      <text:h text:style-name="P31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3" text:outline-level="1"><text:bookmark-start text:name="__RefHeading___Toc1854_4134007645"/>Úvo<text:span text:style-name="T9">d</text:span><text:bookmark-end text:name="__RefHeading___Toc1854_4134007645"/></text:h>
      <text:p text:style-name="P21">...</text:p>
      <text:h text:style-name="P32" text:outline-level="1"><text:bookmark-start text:name="__RefHeading___Toc432_3585775799"/><text:span text:style-name="T10">1 </text:span>Problematika určovania najlepšieho nasledujúceho pohľadu (View Planning)<text:bookmark-end text:name="__RefHeading___Toc432_3585775799"/></text:h>
      <text:p text:style-name="P20">…</text:p>
      <text:h text:style-name="P41" text:outline-level="2"><text:bookmark-start text:name="__RefHeading___Toc1159_590617993"/><text:span text:style-name="T11">1.1 Reprezentácia prostredia</text:span><text:bookmark-end text:name="__RefHeading___Toc1159_590617993"/></text:h>
      <text:p text:style-name="P28">…</text:p>
      <text:h text:style-name="P42" text:outline-level="2"><text:bookmark-start text:name="__RefHeading___Toc1161_590617993"/>1.2 Opis robotickeho manipulatora<text:bookmark-end text:name="__RefHeading___Toc1161_590617993"/></text:h>
      <text:p text:style-name="P28">…</text:p>
      <text:h text:style-name="P42" text:outline-level="2"><text:bookmark-start text:name="__RefHeading___Toc1163_590617993"/>1.2 Hlbkova kamera<text:bookmark-end text:name="__RefHeading___Toc1163_590617993"/></text:h>
      <text:p text:style-name="P28">...</text:p>
      <text:h text:style-name="P32" text:outline-level="1"><text:bookmark-start text:name="__RefHeading___Toc540_3585775799"/><text:soft-page-break/><text:span text:style-name="T10">2 </text:span>Analyz<text:span text:style-name="T9">a</text:span> dostupn<text:span text:style-name="T9">yh</text:span> algoritm<text:span text:style-name="T9">ov</text:span> View Planning<text:bookmark-end text:name="__RefHeading___Toc540_3585775799"/></text:h>
      <text:h text:style-name="P38" text:outline-level="2"><text:bookmark-start text:name="__RefHeading___Toc542_3585775799"/><text:span text:style-name="T10">2.1 </text:span>MODEL-BASED VIEW PLANNING<text:bookmark-end text:name="__RefHeading___Toc542_3585775799"/></text:h>
      <text:h text:style-name="P44" text:outline-level="3"><text:bookmark-start text:name="__RefHeading___Toc544_3585775799"/><text:span text:style-name="T10">2</text:span>.1.1 Set Theory Methods<text:bookmark-end text:name="__RefHeading___Toc544_3585775799"/></text:h>
      <text:p text:style-name="P20">...</text:p>
      <text:h text:style-name="P45" text:outline-level="3"><text:bookmark-start text:name="__RefHeading___Toc546_3585775799"/><text:span text:style-name="T10">2</text:span>.1.2 Graph Theory Methods<text:bookmark-end text:name="__RefHeading___Toc546_3585775799"/></text:h>
      <text:p text:style-name="P22">...</text:p>
      <text:h text:style-name="P45" text:outline-level="3"><text:bookmark-start text:name="__RefHeading___Toc548_3585775799"/><text:span text:style-name="T10">2</text:span>.1.3 Computational Geometry Methods<text:bookmark-end text:name="__RefHeading___Toc548_3585775799"/></text:h>
      <text:p text:style-name="P22">…</text:p>
      <text:h text:style-name="P38" text:outline-level="2"><text:bookmark-start text:name="__RefHeading___Toc550_3585775799"/><text:span text:style-name="T10">2</text:span>.<text:span text:style-name="T10">2 NON-MODEL-BASED VIEW PLANNING</text:span><text:bookmark-end text:name="__RefHeading___Toc550_3585775799"/></text:h>
      <text:h text:style-name="P46" text:outline-level="3"><text:bookmark-start text:name="__RefHeading___Toc552_3585775799"/>2.2.1 Surface-Based Methods<text:bookmark-end text:name="__RefHeading___Toc552_3585775799"/></text:h>
      <text:p text:style-name="P24">..</text:p>
      <text:h text:style-name="P46" text:outline-level="3"><text:bookmark-start text:name="__RefHeading___Toc554_3585775799"/>2.2.2 Volumetric Methods<text:bookmark-end text:name="__RefHeading___Toc554_3585775799"/></text:h>
      <text:p text:style-name="P24">..</text:p>
      <text:h text:style-name="P46" text:outline-level="3"><text:bookmark-start text:name="__RefHeading___Toc556_3585775799"/>2.2.3 Global View Planning Methods<text:bookmark-end text:name="__RefHeading___Toc556_3585775799"/></text:h>
      <text:p text:style-name="P24">…</text:p>
      <text:h text:style-name="P34" text:outline-level="1"><text:bookmark-start text:name="__RefHeading___Toc563_3585775799"/>3 Simulačné prostredie<text:bookmark-end text:name="__RefHeading___Toc563_3585775799"/></text:h>
      <text:h text:style-name="P39" text:outline-level="2"><text:bookmark-start text:name="__RefHeading___Toc565_3585775799"/>3.1 ROS<text:bookmark-end text:name="__RefHeading___Toc565_3585775799"/></text:h>
      <text:p text:style-name="P25">…</text:p>
      <text:h text:style-name="P39" text:outline-level="2"><text:bookmark-start text:name="__RefHeading___Toc567_3585775799"/>3.2 Gazebo<text:bookmark-end text:name="__RefHeading___Toc567_3585775799"/></text:h>
      <text:p text:style-name="P25">…</text:p>
      <text:h text:style-name="P39" text:outline-level="2"><text:bookmark-start text:name="__RefHeading___Toc569_3585775799"/>3.3 MoveIt<text:bookmark-end text:name="__RefHeading___Toc569_3585775799"/></text:h>
      <text:p text:style-name="P25">…</text:p>
      <text:p text:style-name="P25"/>
      <text:h text:style-name="P35" text:outline-level="1"><text:bookmark-start text:name="__RefHeading___Toc572_3585775799"/>4 Simulacia vybranych metod<text:bookmark-end text:name="__RefHeading___Toc572_3585775799"/></text:h>
      <text:p text:style-name="P26">…</text:p>
      <text:h text:style-name="P40" text:outline-level="2"><text:bookmark-start text:name="__RefHeading___Toc574_3585775799"/><text:soft-page-break/>4.1 Metoda 1<text:bookmark-end text:name="__RefHeading___Toc574_3585775799"/></text:h>
      <text:p text:style-name="P26">…</text:p>
      <text:h text:style-name="P40" text:outline-level="2"><text:bookmark-start text:name="__RefHeading___Toc576_3585775799"/>4.2 Metoda 2<text:bookmark-end text:name="__RefHeading___Toc576_3585775799"/></text:h>
      <text:p text:style-name="P26">…</text:p>
      <text:h text:style-name="P40" text:outline-level="2"><text:bookmark-start text:name="__RefHeading___Toc578_3585775799"/>4.3 Metoda 3<text:bookmark-end text:name="__RefHeading___Toc578_3585775799"/></text:h>
      <text:p text:style-name="P26">…</text:p>
      <text:h text:style-name="P36" text:outline-level="1"><text:bookmark-start text:name="__RefHeading___Toc580_3585775799"/>5 Vyhodnotenie výsledkov<text:bookmark-end text:name="__RefHeading___Toc580_3585775799"/></text:h>
      <text:p text:style-name="P27">...</text:p>
      <text:h text:style-name="P37" text:outline-level="1"><text:bookmark-start text:name="__RefHeading___Toc558_3585775799"/>Záver<text:bookmark-end text:name="__RefHeading___Toc558_3585775799"/></text:h>
      <text:p text:style-name="P17">…</text:p>
      <text:h text:style-name="P32" text:outline-level="1"><text:bookmark-start text:name="__RefHeading___Toc560_3585775799"/>Použitá literatúra<text:bookmark-end text:name="__RefHeading___Toc560_3585775799"/></text:h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-Bold" svg:font-family="Times-Bold"/>
    <style:font-face style:name="verdana" svg:font-family="verdana, arial, helvetica, sans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24b20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istHlavicka" style:family="paragraph" style:parent-style-name="Standard" style:default-outline-level="">
      <style:paragraph-properties fo:line-height="100%" fo:text-align="center" style:justify-single-word="false"/>
      <style:text-properties fo:font-size="16pt" fo:font-weight="bold" style:font-size-asian="16pt" style:language-asian="sk" style:country-asian="SK" style:font-weight-asian="bold" style:font-size-complex="16pt"/>
    </style:style>
    <style:style style:name="Názov_20_diplomovej_20_práce" style:display-name="Názov diplomovej práce" style:family="paragraph" style:parent-style-name="Standard" style:default-outline-level="">
      <style:paragraph-properties fo:line-height="100%" fo:text-align="center" style:justify-single-word="false"/>
      <style:text-properties fo:text-transform="uppercase" fo:font-size="16pt" fo:font-weight="bold" style:font-size-asian="16pt" style:font-weight-asian="bold" style:font-size-complex="26pt"/>
    </style:style>
    <style:style style:name="DiplPraca" style:family="paragraph" style:parent-style-name="Názov_20_diplomovej_20_práce" style:default-outline-level="">
      <style:paragraph-properties fo:margin-top="0.0835in" fo:margin-bottom="0in" loext:contextual-spacing="false"/>
      <style:text-properties fo:font-size="14pt" style:font-size-asian="14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aper-tray-name="[From printer settings]" style:print-orientation="portrait" fo:margin-top="0.9846in" fo:margin-bottom="0.9846in" fo:margin-left="1.3783in" fo:margin-right="0.7874in" fo:border="none" fo:padding="0in" style:shadow="none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draw:fill="none" draw:fill-color="#729fcf" draw:secondary-fill-color="#729fcf" draw:fill-gradient-name="Gradient_20_2" draw:gradient-step-count="0" draw:fill-hatch-name="Hatching_20_1" draw:fill-hatch-solid="false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1.3783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 style:next-style-name="First_20_Page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22:14:39.951232554</meta:creation-date>
    <dc:date>2020-12-05T17:46:54.763135707</dc:date>
    <meta:editing-duration>PT3H47M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7" meta:paragraph-count="83" meta:word-count="428" meta:character-count="2965" meta:non-whitespace-character-count="2611"/>
  </office:meta>
</office:document-meta>
</file>